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OpenSymbol" svg:font-family="OpenSymbol" style:font-charset="x-symbol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Heading_20_1">
      <style:text-properties style:font-name="Liberation Sans"/>
    </style:style>
    <style:style style:name="P2" style:family="paragraph" style:parent-style-name="Heading_20_2">
      <style:text-properties style:font-name="FreeSans"/>
    </style:style>
    <style:style style:name="P3" style:family="paragraph" style:parent-style-name="Horizontal_20_Line">
      <style:text-properties style:font-name="FreeSans"/>
    </style:style>
    <style:style style:name="P4" style:family="paragraph" style:parent-style-name="Preformatted_20_Text">
      <style:paragraph-properties fo:margin-top="0cm" fo:margin-bottom="0.499cm" style:contextual-spacing="false" style:writing-mode="lr-tb"/>
    </style:style>
    <style:style style:name="P5" style:family="paragraph" style:parent-style-name="Text_20_body" style:list-style-name="L2"/>
    <style:style style:name="P6" style:family="paragraph" style:parent-style-name="Text_20_body">
      <style:text-properties style:font-name="FreeSans"/>
    </style:style>
    <style:style style:name="P7" style:family="paragraph" style:parent-style-name="Text_20_body" style:list-style-name="L1">
      <style:text-properties style:font-name="FreeSans"/>
    </style:style>
    <style:style style:name="T1" style:family="text">
      <style:text-properties style:font-name="FreeSans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1">🧠 Por qué </text:span><text:span text:style-name="Strong_20_Emphasis"><text:span text:style-name="T1">NO</text:span></text:span><text:span text:style-name="T1"> usar </text:span><text:span text:style-name="Source_20_Text"><text:span text:style-name="T1">+</text:span></text:span><text:span text:style-name="T1"> en Jinja y </text:span><text:span text:style-name="Strong_20_Emphasis"><text:span text:style-name="T1">SÍ</text:span></text:span><text:span text:style-name="T1"> usar </text:span><text:span text:style-name="Source_20_Text"><text:span text:style-name="T1">~</text:span></text:span></text:h>
      <text:p text:style-name="Text_20_body"><text:span text:style-name="T1">Aunque estés escribiendo en un template HTML, </text:span><text:span text:style-name="Strong_20_Emphasis"><text:span text:style-name="T1">Jinja NO es Python</text:span></text:span><text:span text:style-name="T1">, pero:</text:span></text:p>
      <text:p text:style-name="Text_20_body"><text:span text:style-name="T1">👉 </text:span><text:span text:style-name="Strong_20_Emphasis"><text:span text:style-name="Source_20_Text"><text:span text:style-name="T1">+</text:span></text:span></text:span><text:span text:style-name="Strong_20_Emphasis"><text:span text:style-name="T1"> se comporta como Python</text:span></text:span><text:span text:style-name="T1"><text:line-break/>👉 </text:span><text:span text:style-name="Strong_20_Emphasis"><text:span text:style-name="Source_20_Text"><text:span text:style-name="T1">~</text:span></text:span></text:span><text:span text:style-name="Strong_20_Emphasis"><text:span text:style-name="T1"> es el operador propio de Jinja para concatenar</text:span></text:span></text:p>
      <text:p text:style-name="P3"/>
      <text:h text:style-name="Heading_20_2" text:outline-level="2"><text:span text:style-name="T1">❌ </text:span><text:span text:style-name="Source_20_Text"><text:span text:style-name="T1">+</text:span></text:span><text:span text:style-name="T1"> (modo Python estricto)</text:span></text:h>
      <text:p text:style-name="P4"><text:span text:style-name="Source_20_Text"><text:span text:style-name="T1">'uploads/blog/' + post.image</text:span></text:span></text:p>
      <text:p text:style-name="Text_20_body"><text:span text:style-name="T1">Esto Jinja lo evalúa </text:span><text:span text:style-name="Strong_20_Emphasis"><text:span text:style-name="T1">como Python real</text:span></text:span><text:span text:style-name="T1">:</text:span></text:p>
      <text:p text:style-name="P4"><text:span text:style-name="Source_20_Text"><text:span text:style-name="T1">"uploads/blog/" + None</text:span></text:span></text:p>
      <text:p text:style-name="P6">💥 BOOM:</text:p>
      <text:p text:style-name="P4"><text:span text:style-name="Source_20_Text"><text:span text:style-name="T1">TypeError: can only concatenate str (not "NoneType") to str</text:span></text:span></text:p>
      <text:p text:style-name="Text_20_body"><text:span text:style-name="T1">Porque Python </text:span><text:span text:style-name="Strong_20_Emphasis"><text:span text:style-name="T1">NO perdona</text:span></text:span><text:span text:style-name="T1">:</text:span></text:p>
      <text:list text:style-name="L1">
        <text:list-item>
          <text:p text:style-name="P7">string + string → OK</text:p>
        </text:list-item>
        <text:list-item>
          <text:p text:style-name="P7">string + None → 💀</text:p>
        </text:list-item>
      </text:list>
      <text:p text:style-name="P3"/>
      <text:h text:style-name="Heading_20_2" text:outline-level="2"><text:span text:style-name="T1">✅ </text:span><text:span text:style-name="Source_20_Text"><text:span text:style-name="T1">~</text:span></text:span><text:span text:style-name="T1"> (modo Jinja inteligente)</text:span></text:h>
      <text:p text:style-name="P4"><text:span text:style-name="Source_20_Text"><text:span text:style-name="T1">'uploads/blog/' ~ post.image</text:span></text:span></text:p>
      <text:p text:style-name="P6">Aquí Jinja hace esto internamente:</text:p>
      <text:p text:style-name="P4"><text:span text:style-name="Source_20_Text"><text:span text:style-name="T1">str("uploads/blog/") + str(post.image)</text:span></text:span></text:p>
      <text:p text:style-name="P6">Entonces:</text:p>
      <text:list text:style-name="L2">
        <text:list-item>
          <text:p text:style-name="P5"><text:span text:style-name="Source_20_Text"><text:span text:style-name="T1">"uploads/blog/" ~ "foto.jpg"</text:span></text:span><text:span text:style-name="T1"> → </text:span><text:span text:style-name="Source_20_Text"><text:span text:style-name="T1">"uploads/blog/foto.jpg"</text:span></text:span></text:p>
        </text:list-item>
        <text:list-item>
          <text:p text:style-name="P5"><text:span text:style-name="Source_20_Text"><text:span text:style-name="T1">"uploads/blog/" ~ None</text:span></text:span><text:span text:style-name="T1"> → </text:span><text:span text:style-name="Source_20_Text"><text:span text:style-name="T1">"uploads/blog/None"</text:span></text:span><text:span text:style-name="T1"> 😅</text:span></text:p>
        </text:list-item>
      </text:list>
      <text:p text:style-name="Text_20_body"><text:span text:style-name="T1">Por eso </text:span><text:span text:style-name="Strong_20_Emphasis"><text:span text:style-name="T1">no revienta</text:span></text:span><text:span text:style-name="T1">, aunque </text:span><text:span text:style-name="Strong_20_Emphasis"><text:span text:style-name="T1">no sea el resultado ideal</text:span></text:span><text:span text:style-name="T1">, por eso hacemos:</text:span></text:p>
      <text:p text:style-name="P4"><text:span text:style-name="Source_20_Text"><text:span text:style-name="T1">{% if post.image %}</text:span></text:span></text:p>
      <text:p text:style-name="P3"/>
      <text:h text:style-name="P2" text:outline-level="2">🧠 Regla de oro (apúntala)</text:h>
      <text:p text:style-name="Quotations"><text:span text:style-name="T1">🔥 </text:span><text:span text:style-name="Strong_20_Emphasis"><text:span text:style-name="T1">En Jinja, SIEMPRE usa </text:span></text:span><text:span text:style-name="Strong_20_Emphasis"><text:span text:style-name="Source_20_Text"><text:span text:style-name="T1">~</text:span></text:span></text:span><text:span text:style-name="Strong_20_Emphasis"><text:span text:style-name="T1"> para concatenar strings</text:span></text:span></text:p>
      <text:p text:style-name="Text_20_body"><text:span text:style-name="T1">Nunca </text:span><text:span text:style-name="Source_20_Text"><text:span text:style-name="T1">+</text:span></text:span><text:span text:style-name="T1">. Nunca. Ni aunque “funcione”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OpenSymbol" svg:font-family="OpenSymbol" style:font-charset="x-symbol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letter-kerning="true" style:font-name-asian="Source Han Sans CN Regular" style:font-size-asian="12pt" style:language-asian="none" style:country-asian="none" style:font-name-complex="Lohit Devanagari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Source Han Sans CN Regular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20T02:21:54.247442741</meta:creation-date>
    <dc:title>Default</dc:title>
    <meta:editing-cycles>2</meta:editing-cycles>
    <meta:generator>LibreOffice/7.4.7.2$Linux_X86_64 LibreOffice_project/40$Build-2</meta:generator>
    <meta:editing-duration>PT16S</meta:editing-duration>
    <dc:date>2026-01-20T02:23:20.562495280</dc:date>
    <meta:document-statistic meta:table-count="0" meta:image-count="0" meta:object-count="0" meta:page-count="1" meta:paragraph-count="24" meta:word-count="152" meta:character-count="873" meta:non-whitespace-character-count="749"/>
  </office:meta>
</office:document-meta>
</file>